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28cc2b" officeooo:paragraph-rsid="0028cc2b"/>
    </style:style>
    <style:style style:name="P3" style:family="paragraph" style:parent-style-name="Standard" style:list-style-name="L1">
      <style:text-properties officeooo:rsid="00261580" officeooo:paragraph-rsid="002cce9f"/>
    </style:style>
    <style:style style:name="P4" style:family="paragraph" style:parent-style-name="Standard" style:list-style-name="L1">
      <style:text-properties officeooo:rsid="00261580" officeooo:paragraph-rsid="00261580"/>
    </style:style>
    <style:style style:name="P5" style:family="paragraph" style:parent-style-name="Standard" style:list-style-name="L1">
      <style:text-properties officeooo:rsid="00274dfe" officeooo:paragraph-rsid="002cce9f"/>
    </style:style>
    <style:style style:name="P6" style:family="paragraph" style:parent-style-name="Standard" style:list-style-name="L1">
      <style:text-properties officeooo:rsid="00296958" officeooo:paragraph-rsid="00296958"/>
    </style:style>
    <style:style style:name="P7" style:family="paragraph" style:parent-style-name="Standard" style:list-style-name="L1">
      <style:text-properties officeooo:rsid="002e1830" officeooo:paragraph-rsid="002e1830"/>
    </style:style>
    <style:style style:name="P8" style:family="paragraph" style:parent-style-name="Standard" style:list-style-name="L2">
      <style:text-properties officeooo:rsid="0022764d" officeooo:paragraph-rsid="00261580"/>
    </style:style>
    <style:style style:name="P9" style:family="paragraph" style:parent-style-name="Standard" style:list-style-name="L2">
      <style:text-properties officeooo:rsid="0022764d" officeooo:paragraph-rsid="003d6fe5"/>
    </style:style>
    <style:style style:name="P10" style:family="paragraph" style:parent-style-name="Standard" style:list-style-name="L2">
      <style:text-properties officeooo:rsid="0022764d" officeooo:paragraph-rsid="004085e4"/>
    </style:style>
    <style:style style:name="P11" style:family="paragraph" style:parent-style-name="Standard" style:list-style-name="L2">
      <style:text-properties officeooo:rsid="0022764d" officeooo:paragraph-rsid="002f742a"/>
    </style:style>
    <style:style style:name="P12" style:family="paragraph" style:parent-style-name="Standard" style:list-style-name="L2">
      <style:text-properties officeooo:rsid="002f742a" officeooo:paragraph-rsid="004085e4"/>
    </style:style>
    <style:style style:name="P13" style:family="paragraph" style:parent-style-name="Standard" style:list-style-name="L2">
      <style:text-properties officeooo:rsid="003d6fe5" officeooo:paragraph-rsid="003d6fe5"/>
    </style:style>
    <style:style style:name="P14" style:family="paragraph" style:parent-style-name="Standard" style:list-style-name="L2">
      <style:text-properties officeooo:rsid="00220142" officeooo:paragraph-rsid="00261580"/>
    </style:style>
    <style:style style:name="P15" style:family="paragraph" style:parent-style-name="Standard" style:list-style-name="L2">
      <style:text-properties officeooo:rsid="00220142" officeooo:paragraph-rsid="00220142"/>
    </style:style>
    <style:style style:name="P16" style:family="paragraph" style:parent-style-name="Standard" style:list-style-name="L2">
      <style:text-properties officeooo:rsid="00220142" officeooo:paragraph-rsid="003cf856"/>
    </style:style>
    <style:style style:name="P17" style:family="paragraph" style:parent-style-name="Standard" style:list-style-name="L2">
      <style:text-properties officeooo:rsid="00220142" officeooo:paragraph-rsid="00389177"/>
    </style:style>
    <style:style style:name="P18" style:family="paragraph" style:parent-style-name="Standard" style:list-style-name="L2">
      <style:text-properties officeooo:rsid="00220142" officeooo:paragraph-rsid="0033e688"/>
    </style:style>
    <style:style style:name="P19" style:family="paragraph" style:parent-style-name="Standard">
      <style:text-properties officeooo:rsid="00220142" officeooo:paragraph-rsid="0033e688"/>
    </style:style>
    <style:style style:name="P20" style:family="paragraph" style:parent-style-name="Standard" style:list-style-name="L2">
      <style:text-properties officeooo:rsid="003b23ca" officeooo:paragraph-rsid="003cf856"/>
    </style:style>
    <style:style style:name="P21" style:family="paragraph" style:parent-style-name="Standard" style:list-style-name="L2">
      <style:text-properties officeooo:rsid="003b23ca" officeooo:paragraph-rsid="003b23ca"/>
    </style:style>
    <style:style style:name="P22" style:family="paragraph" style:parent-style-name="Standard" style:list-style-name="L2">
      <style:text-properties officeooo:rsid="004085e4" officeooo:paragraph-rsid="004085e4"/>
    </style:style>
    <style:style style:name="P23" style:family="paragraph" style:parent-style-name="Standard" style:list-style-name="L2">
      <style:text-properties officeooo:rsid="002298fe" officeooo:paragraph-rsid="002298fe"/>
    </style:style>
    <style:style style:name="P24" style:family="paragraph" style:parent-style-name="Standard" style:list-style-name="L2">
      <style:text-properties officeooo:rsid="002298fe" officeooo:paragraph-rsid="003d6fe5"/>
    </style:style>
    <style:style style:name="P25" style:family="paragraph" style:parent-style-name="Standard" style:list-style-name="L2">
      <style:text-properties officeooo:rsid="0033120c" officeooo:paragraph-rsid="0033120c"/>
    </style:style>
    <style:style style:name="P26" style:family="paragraph" style:parent-style-name="Standard" style:list-style-name="L2">
      <style:text-properties officeooo:rsid="00247162" officeooo:paragraph-rsid="00247162"/>
    </style:style>
    <style:style style:name="P27" style:family="paragraph" style:parent-style-name="Standard">
      <style:text-properties officeooo:rsid="00425f8c" officeooo:paragraph-rsid="00425f8c"/>
    </style:style>
    <style:style style:name="P28" style:family="paragraph" style:parent-style-name="Standard" style:list-style-name="L3">
      <style:text-properties officeooo:rsid="00425f8c" officeooo:paragraph-rsid="00425f8c"/>
    </style:style>
    <style:style style:name="T1" style:family="text">
      <style:text-properties officeooo:rsid="0026d86b"/>
    </style:style>
    <style:style style:name="T2" style:family="text">
      <style:text-properties officeooo:rsid="00274dfe"/>
    </style:style>
    <style:style style:name="T3" style:family="text">
      <style:text-properties officeooo:rsid="00296958"/>
    </style:style>
    <style:style style:name="T4" style:family="text">
      <style:text-properties officeooo:rsid="002a9362"/>
    </style:style>
    <style:style style:name="T5" style:family="text">
      <style:text-properties officeooo:rsid="002bd471"/>
    </style:style>
    <style:style style:name="T6" style:family="text">
      <style:text-properties officeooo:rsid="002e4ef1"/>
    </style:style>
    <style:style style:name="T7" style:family="text">
      <style:text-properties officeooo:rsid="002f742a"/>
    </style:style>
    <style:style style:name="T8" style:family="text">
      <style:text-properties officeooo:rsid="0033120c"/>
    </style:style>
    <style:style style:name="T9" style:family="text">
      <style:text-properties officeooo:rsid="0033e637"/>
    </style:style>
    <style:style style:name="T10" style:family="text">
      <style:text-properties officeooo:rsid="0033e688"/>
    </style:style>
    <style:style style:name="T11" style:family="text">
      <style:text-properties officeooo:rsid="0036fa24"/>
    </style:style>
    <style:style style:name="T12" style:family="text">
      <style:text-properties officeooo:rsid="0038127c"/>
    </style:style>
    <style:style style:name="T13" style:family="text">
      <style:text-properties officeooo:rsid="00389177"/>
    </style:style>
    <style:style style:name="T14" style:family="text">
      <style:text-properties officeooo:rsid="0039368a"/>
    </style:style>
    <style:style style:name="T15" style:family="text">
      <style:text-properties officeooo:rsid="003b23ca"/>
    </style:style>
    <style:style style:name="T16" style:family="text">
      <style:text-properties officeooo:rsid="003cf856"/>
    </style:style>
    <style:style style:name="T17" style:family="text">
      <style:text-properties officeooo:rsid="003d3d44"/>
    </style:style>
    <style:style style:name="T18" style:family="text">
      <style:text-properties officeooo:rsid="003d6fe5"/>
    </style:style>
    <style:style style:name="T19" style:family="text">
      <style:text-properties officeooo:rsid="004085e4"/>
    </style:style>
    <style:style style:name="T20" style:family="text">
      <style:text-properties officeooo:rsid="0040bc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заурус</text:p>
      <text:list xml:id="list6628705345171201861" text:style-name="L1">
        <text:list-item>
          <text:p text:style-name="P3">Системный администратор ПК — суперпользователь операционной системы того ПК, на котором установлен ЛС.</text:p>
        </text:list-item>
        <text:list-item>
          <text:p text:style-name="P5">Пользователь ПК — человек, который может залогиниться на ПК с установленным ЛС. Системный администратор ПК может ограничить доступ к консольному клиенту ЛС для других пользователей ПК.</text:p>
        </text:list-item>
        <text:list-item>
          <text:p text:style-name="P3">Суперпользователь ЛС — выделенный пользователь в базе пользователей локального сервера с uid равным 0.</text:p>
        </text:list-item>
        <text:list-item>
          <text:p text:style-name="P6">Пользователь ЛС — аккаунт на ЛС, имеющий ограниченные права. <text:span text:style-name="T4">Используется человеком для подключения своих устройств, сбора и обработки данных. </text:span></text:p>
        </text:list-item>
        <text:list-item>
          <text:p text:style-name="P7">Группа ЛС — группа пользователей ЛС, <text:span text:style-name="T6">имеющая отдельно для нее определяемые права.</text:span></text:p>
        </text:list-item>
        <text:list-item>
          <text:p text:style-name="P4"><text:span text:style-name="T2">А</text:span>дминистратор <text:span text:style-name="T2">ЛС</text:span> — <text:span text:style-name="T2">пользователь ПК</text:span>, имеющий доступ к консольному клиенту на ПК с установленным <text:span text:style-name="T2">ЛС</text:span>. При использовании консольного клиента автоматически "логинится" как суперпользователь <text:span text:style-name="T1">ЛС</text:span>.</text:p>
        </text:list-item>
      </text:list>
      <text:p text:style-name="P1"/>
      <text:p text:style-name="P2">ТЗ</text:p>
      <text:list xml:id="list8554750383796664121" text:style-name="L2">
        <text:list-item>
          <text:p text:style-name="P8">Управление пользователями и группами.</text:p>
          <text:list>
            <text:list-item>
              <text:p text:style-name="P9">У каждой группы есть <text:span text:style-name="T5">пользователь-модератор</text:span>.</text:p>
            </text:list-item>
            <text:list-item>
              <text:p text:style-name="P10"><text:span text:style-name="T19">Модератор</text:span> группы может менять состав группы <text:span text:style-name="T18">и управлять устройствами, принадлежащими группе</text:span>.</text:p>
            </text:list-item>
            <text:list-item>
              <text:p text:style-name="P8"><text:span text:style-name="T5">Создание групп и д</text:span>обавление пользователей.</text:p>
              <text:list>
                <text:list-item>
                  <text:p text:style-name="P11">Режим <text:span text:style-name="T18">административного управления</text:span>.</text:p>
                  <text:list>
                    <text:list-item>
                      <text:p text:style-name="P11">Регистрировать пользователей и создавать группы может только <text:span text:style-name="T5">суперпользователь.</text:span></text:p>
                    </text:list-item>
                    <text:list-item>
                      <text:p text:style-name="P12">При создании группы <text:span text:style-name="T18">суперпользователь назначает модератора группы</text:span>.</text:p>
                    </text:list-item>
                  </text:list>
                </text:list-item>
                <text:list-item>
                  <text:p text:style-name="P13">Режим самоуправления</text:p>
                  <text:list>
                    <text:list-item>
                      <text:p text:style-name="P11">Пользователи могут сами регистрироваться на сервере, <text:span text:style-name="T7">указывая при регистрации имя и пароль.</text:span></text:p>
                    </text:list-item>
                    <text:list-item>
                      <text:p text:style-name="P10"><text:span text:style-name="T7">Пользователи могут сами </text:span>создавать группы, <text:span text:style-name="T7">при этом они автоматически становятся их модераторами.</text:span></text:p>
                    </text:list-item>
                    <text:list-item>
                      <text:p text:style-name="P10"><text:span text:style-name="T19">Модератор группы может </text:span>удалить ее <text:span text:style-name="T14">и передать права модератора другому члену группы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Владение устройствами</text:p>
          <text:list>
            <text:list-item>
              <text:p text:style-name="P15">У каждого устройства есть <text:span text:style-name="T10">пользователь-</text:span>владелец <text:span text:style-name="T15">или группа-владелец</text:span>, который при первоначальном подключении устройства к серверу не задан.</text:p>
            </text:list-item>
            <text:list-item>
              <text:p text:style-name="P15"><text:span text:style-name="T16">Управление владением</text:span> устройства.</text:p>
              <text:list>
                <text:list-item>
                  <text:p text:style-name="P16">Режим <text:span text:style-name="T16">самоуправления</text:span>.</text:p>
                  <text:list>
                    <text:list-item>
                      <text:p text:style-name="P16"><text:span text:style-name="T8">Пользователь</text:span> ЛС выполняет команду "ручного" добавления устройства, передавая уже известный ему идентификатор устройства (+название). При он <text:span text:style-name="T15">либо</text:span> становится владельцем устройства <text:span text:style-name="T15">сам, либо передает его во владение одной из групп, членом которой он является</text:span>.</text:p>
                    </text:list-item>
                    <text:list-item>
                      <text:p text:style-name="P20"><text:span text:style-name="T16">П</text:span>ользователь-<text:span text:style-name="T16">владелец или модератор группы-владельца</text:span> <text:span text:style-name="T16">устройства </text:span>может передать устройство во владение <text:span text:style-name="T16">любому другому пользователю или группе</text:span>.</text:p>
                    </text:list-item>
                    <text:list-item>
                      <text:p text:style-name="P22">При удалении группы-владельца устройство становится "бесхозным" и его можно снова добавить к своим с помощью команды "ручного" добавления.</text:p>
                    </text:list-item>
                  </text:list>
                </text:list-item>
                <text:list-item>
                  <text:p text:style-name="P17">Режим <text:span text:style-name="T12">административного</text:span> <text:span text:style-name="T11">управления</text:span>. <text:span text:style-name="T13">Менять владельцев устройств может только суперпользователь или другие пользователи, имеющие выданное суперпользователем разрешение "захватывать" "бесхозные" устройства.</text:span></text:p>
                </text:list-item>
              </text:list>
            </text:list-item>
          </text:list>
        </text:list-item>
        <text:list-item>
          <text:p text:style-name="P23">Права доступа к устройствам и данным</text:p>
          <text:list>
            <text:list-item>
              <text:p text:style-name="P24"><text:soft-page-break/>Права доступа к устройствам и данным определяет владелец <text:span text:style-name="T17">устройства</text:span>.</text:p>
            </text:list-item>
            <text:list-item>
              <text:p text:style-name="P23">Права доступа предоставляются другим пользователям или группам пользователей.</text:p>
            </text:list-item>
            <text:list-item>
              <text:p text:style-name="P23">Возможные права доступа для устройства:</text:p>
              <text:list>
                <text:list-item>
                  <text:p text:style-name="P23"><text:span text:style-name="T19">Создание/удаление</text:span> хранилищ для датчиков устройства, <text:span text:style-name="T19">настройка экспорта во внешние сервисы</text:span>.</text:p>
                </text:list-item>
                <text:list-item>
                  <text:p text:style-name="P23">Запрос данных из хранилищ для датчиков устройства.</text:p>
                </text:list-item>
                <text:list-item>
                  <text:p text:style-name="P23">Получение состояния устройства.</text:p>
                </text:list-item>
                <text:list-item>
                  <text:p text:style-name="P23">Управление устройством (включает в себя получение состояния).</text:p>
                </text:list-item>
              </text:list>
            </text:list-item>
            <text:list-item>
              <text:p text:style-name="P25">Пользователь-владелец устройства или <text:span text:style-name="T15">модератор</text:span> группы-владельца устройства всегда имеют полный дос<text:span text:style-name="T9">туп</text:span> к устройству.</text:p>
            </text:list-item>
            <text:list-item>
              <text:p text:style-name="P21">Для группы-владельца модератор устанавливает общие права доступа к устройствам группы, которые применяются для всех членов группы, и дополнительные права, которые применяются либо к отдельным членам группы, либо к другим пользователям и группам.</text:p>
            </text:list-item>
          </text:list>
        </text:list-item>
        <text:list-item>
          <text:p text:style-name="P26">Суперпользователь (root с uid 0)</text:p>
          <text:list>
            <text:list-item>
              <text:p text:style-name="P26">Всегда видит <text:span text:style-name="T19">абсолютно</text:span> все устройства на сервере и может менять владельцев <text:span text:style-name="T20">независимо от режима работы сервера</text:span>.</text:p>
            </text:list-item>
            <text:list-item>
              <text:p text:style-name="P26">Может управлять любыми пользователями и группами.</text:p>
            </text:list-item>
            <text:list-item>
              <text:p text:style-name="P26">Имеет полный доступ ко всем устройствам <text:span text:style-name="T3">и базам для датчиков</text:span>.</text:p>
            </text:list-item>
          </text:list>
        </text:list-item>
        <text:list-item>
          <text:p text:style-name="P18">Пользователь при подключении к серверу видит те устройства (и хранилища <text:span text:style-name="T8">для их датчиков</text:span>), которыми владеет <text:span text:style-name="T10">сам и те, к которым ему доступ предоставлен другими пользователями</text:span>.</text:p>
        </text:list-item>
      </text:list>
      <text:p text:style-name="P19"/>
      <text:p text:style-name="P19"/>
      <text:p text:style-name="P27">TODO</text:p>
      <text:list xml:id="list5480315779775577583" text:style-name="L3">
        <text:list-item>
          <text:p text:style-name="P28">Регистрация через Alterozoom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4.4.7.2$Linux_x86 LibreOffice_project/40$Build-2</meta:generator>
    <dc:date>2019-01-15T18:47:42.001353057</dc:date>
    <dc:creator>Денич Андреевич Беспалов</dc:creator>
    <meta:editing-duration>PT3H8M18S</meta:editing-duration>
    <meta:editing-cycles>32</meta:editing-cycles>
    <meta:document-statistic meta:table-count="0" meta:image-count="0" meta:object-count="0" meta:page-count="2" meta:paragraph-count="44" meta:word-count="499" meta:character-count="3942" meta:non-whitespace-character-count="3453"/>
  </office:meta>
</office:document-meta>
</file>